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35.12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34.85mm"/>
    </style:style>
    <style:style style:name="co7" style:family="table-column">
      <style:table-column-properties fo:break-before="auto" style:column-width="47.11mm"/>
    </style:style>
    <style:style style:name="co8" style:family="table-column">
      <style:table-column-properties fo:break-before="auto" style:column-width="26.95mm"/>
    </style:style>
    <style:style style:name="co9" style:family="table-column">
      <style:table-column-properties fo:break-before="auto" style:column-width="47.38mm"/>
    </style:style>
    <style:style style:name="co10" style:family="table-column">
      <style:table-column-properties fo:break-before="auto" style:column-width="28.86mm"/>
    </style:style>
    <style:style style:name="co11" style:family="table-column">
      <style:table-column-properties fo:break-before="auto" style:column-width="23.41mm"/>
    </style:style>
    <style:style style:name="co12" style:family="table-column">
      <style:table-column-properties fo:break-before="auto" style:column-width="22.6mm"/>
    </style:style>
    <style:style style:name="co13" style:family="table-column">
      <style:table-column-properties fo:break-before="auto" style:column-width="53.92mm"/>
    </style:style>
    <style:style style:name="co14" style:family="table-column">
      <style:table-column-properties fo:break-before="auto" style:column-width="25.31mm"/>
    </style:style>
    <style:style style:name="co15" style:family="table-column">
      <style:table-column-properties fo:break-before="auto" style:column-width="26.69mm"/>
    </style:style>
    <style:style style:name="co16" style:family="table-column">
      <style:table-column-properties fo:break-before="auto" style:column-width="20.69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le-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時間</text:p>
          </table:table-cell>
          <table:table-cell office:value-type="string" calcext:value-type="string">
            <text:p>周朝</text:p>
          </table:table-cell>
          <table:table-cell office:value-type="string" calcext:value-type="string">
            <text:p>魯國</text:p>
          </table:table-cell>
          <table:table-cell office:value-type="string" calcext:value-type="string">
            <text:p>齊國</text:p>
          </table:table-cell>
          <table:table-cell office:value-type="string" calcext:value-type="string">
            <text:p>晉國</text:p>
          </table:table-cell>
          <table:table-cell office:value-type="string" calcext:value-type="string">
            <text:p>曲沃</text:p>
          </table:table-cell>
          <table:table-cell office:value-type="string" calcext:value-type="string">
            <text:p>秦國</text:p>
          </table:table-cell>
          <table:table-cell office:value-type="string" calcext:value-type="string">
            <text:p>楚國</text:p>
          </table:table-cell>
          <table:table-cell office:value-type="string" calcext:value-type="string">
            <text:p>宋國</text:p>
          </table:table-cell>
          <table:table-cell office:value-type="string" calcext:value-type="string">
            <text:p>衞國</text:p>
          </table:table-cell>
          <table:table-cell office:value-type="string" calcext:value-type="string">
            <text:p>陳國</text:p>
          </table:table-cell>
          <table:table-cell office:value-type="string" calcext:value-type="string">
            <text:p>蔡國</text:p>
          </table:table-cell>
          <table:table-cell office:value-type="string" calcext:value-type="string">
            <text:p>曹國</text:p>
          </table:table-cell>
          <table:table-cell office:value-type="string" calcext:value-type="string">
            <text:p>鄭國</text:p>
          </table:table-cell>
          <table:table-cell office:value-type="string" calcext:value-type="string">
            <text:p>燕國</text:p>
          </table:table-cell>
          <table:table-cell office:value-type="string" calcext:value-type="string">
            <text:p>吳國</text:p>
          </table:table-cell>
          <table:table-cell office:value-type="string" calcext:value-type="string">
            <text:p>杞國</text:p>
          </table:table-cell>
        </table:table-row>
        <table:table-row table:style-name="ro1">
          <table:table-cell office:value-type="string" calcext:value-type="string">
            <text:p>前770年</text:p>
          </table:table-cell>
          <table:table-cell office:value-type="string" calcext:value-type="string">
            <text:p>周平王1東徙雒邑</text:p>
          </table:table-cell>
          <table:table-cell office:value-type="string" calcext:value-type="string">
            <text:p>魯孝公37</text:p>
          </table:table-cell>
          <table:table-cell office:value-type="string" calcext:value-type="string">
            <text:p>齊莊公25</text:p>
          </table:table-cell>
          <table:table-cell table:number-columns-repeated="2" office:value-type="string" calcext:value-type="string">
            <text:p>晉文侯11</text:p>
          </table:table-cell>
          <table:table-cell office:value-type="string" calcext:value-type="string">
            <text:p>秦襄公8初立西畤，祠白帝</text:p>
          </table:table-cell>
          <table:table-cell office:value-type="string" calcext:value-type="string">
            <text:p>楚若敖21</text:p>
          </table:table-cell>
          <table:table-cell office:value-type="string" calcext:value-type="string">
            <text:p>宋戴公30</text:p>
          </table:table-cell>
          <table:table-cell office:value-type="string" calcext:value-type="string">
            <text:p>衛武公43</text:p>
          </table:table-cell>
          <table:table-cell office:value-type="string" calcext:value-type="string">
            <text:p>陳平公8</text:p>
          </table:table-cell>
          <table:table-cell office:value-type="string" calcext:value-type="string">
            <text:p>蔡僖侯40</text:p>
          </table:table-cell>
          <table:table-cell office:value-type="string" calcext:value-type="string">
            <text:p>曹惠伯26</text:p>
          </table:table-cell>
          <table:table-cell office:value-type="string" calcext:value-type="string">
            <text:p>鄭武公1</text:p>
          </table:table-cell>
          <table:table-cell office:value-type="string" calcext:value-type="string">
            <text:p>燕頃侯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前769年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前768年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魯惠公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前767年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前766年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12伐戎至岐而死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燕哀侯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前765年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秦文公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宋武公1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前764年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燕鄭侯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前763年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楚霄敖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前762年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前761年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蔡共侯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娶申侯女武姜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前760年</text:p>
          </table:table-cell>
          <table:table-cell office:value-type="string" calcext:value-type="string">
            <text:p>11晉文侯殺攜王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前759年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蔡戴侯1</text:p>
          </table:table-cell>
          <table:table-cell office:value-type="string" calcext:value-type="string">
            <text:p>曹穆公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前758年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前757年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楚蚡冒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衛莊公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4生莊公寤生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前756年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10作鄜畤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曹桓公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前755年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前754年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陳文公1生桓公鮑、公子佗。佗母蔡女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生大叔段，母欲立段，公不聽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前753年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前752年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前751年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前750年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杞武公1</text:p>
          </table:table-cell>
        </table:table-row>
        <table:table-row table:style-name="ro1">
          <table:table-cell office:value-type="string" calcext:value-type="string">
            <text:p>前749年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蔡宣侯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前748年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生魯桓公母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前747年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9作祠陳寶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宋宣公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前746年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前745年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晉昭侯1封季父成師于曲沃，曲沃大於國，君子譏曰：「晉人亂自曲沃始矣。」</text:p>
          </table:table-cell>
          <table:table-cell office:value-type="string" calcext:value-type="string">
            <text:p>初封成師于曲沃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文公卒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前744年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曲沃桓叔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陳桓公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前743年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鄭莊公1祭仲相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前742年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前741年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7愛妾子州吁，州吁好兵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前740年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楚武王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前739年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潘父殺昭侯，納成師，不克。昭侯子立，是為孝侯</text:p>
          </table:table-cell>
          <table:table-cell office:value-type="string" calcext:value-type="string">
            <text:p>6潘父弒晉侯而迎我。我入晉，晉攻我。我敗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前738年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晉孝侯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前737年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前736年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前735年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3夫人無子，桓公立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前734年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衛桓公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前733年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弟州吁驕，桓公黜之，出奔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前732年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前731年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桓叔卒，子鱓立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前730年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齊僖公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曲沃莊伯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前729年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同母弟夷仲年生公孫毋知也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9公卒，命立弟和，為穆公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前728年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宋穆公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燕穆侯1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前727年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前726年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前725年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前724年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曲沃殺孝侯，晉人立孝侯子卻為鄂侯</text:p>
          </table:table-cell>
          <table:table-cell office:value-type="string" calcext:value-type="string">
            <text:p>7我殺晉侯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前723年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晉鄂侯1曲沃強于晉</text:p>
          </table:table-cell>
          <table:table-cell office:value-type="string" calcext:value-type="string">
            <text:p>8我強于晉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前722年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魯隱公1母聲子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2段作亂，奔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前721年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3公悔，思母不見，穿地相見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前720年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二月，日蝕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公屬孔父立殤公。馮奔鄭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4侵周，取禾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前719年</text:p>
          </table:table-cell>
          <table:table-cell office:value-type="string" calcext:value-type="string">
            <text:p>周桓王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宋殤公1</text:p>
          </table:table-cell>
          <table:table-cell office:value-type="string" calcext:value-type="string">
            <text:p>16州吁弒公自立</text:p>
          </table:table-cell>
          <table:table-cell office:value-type="string" calcext:value-type="string">
            <text:p>26衛石碏來告，故執州吁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前718年</text:p>
          </table:table-cell>
          <table:table-cell office:value-type="string" calcext:value-type="string">
            <text:p>2使虢公伐晉之曲沃</text:p>
          </table:table-cell>
          <table:table-cell office:value-type="string" calcext:value-type="string">
            <text:p>5公觀魚于棠，君子譏之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鄂侯卒。曲沃復攻晉。立鄂侯子光為哀侯</text:p>
          </table:table-cell>
          <table:table-cell office:value-type="string" calcext:value-type="string">
            <text:p>13我攻晉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鄭伐我。我伐鄭</text:p>
          </table:table-cell>
          <table:table-cell office:value-type="string" calcext:value-type="string">
            <text:p>衛宣公1公立之。討州吁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前717年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鄭人來渝平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晉哀侯1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7始朝王，王不禮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前716年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莊伯卒，子稱立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前715年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易許田，君子譏之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曲沃武公1</text:p>
          </table:table-cell>
          <table:table-cell office:value-type="string" calcext:value-type="string">
            <text:p>秦憲公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9與魯祊，易許田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前714年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三月，大雨雹，電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蔡桓侯1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前713年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諸侯敗我。我師與衛人伐鄭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前712年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大夫翬請殺桓公，求為相，公不聽，即殺公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前711年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魯桓公1母宋武公女，生手文為魯夫人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3以璧加魯，易許田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前710年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宋賂以鼎，入於太廟，君子譏之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華督見孔父妻好，悅之。華督殺孔父，及殺殤公宋莊公1華督為相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燕宣侯1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前709年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翬迎女，齊侯送女，君子譏之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曲沃伐我，虜哀侯。晉人乃立哀侯子小子為君</text:p>
          </table:table-cell>
          <table:table-cell office:value-type="string" calcext:value-type="string">
            <text:p>7伐晉，虜晉侯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前708年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晉小子侯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前707年</text:p>
          </table:table-cell>
          <table:table-cell office:value-type="string" calcext:value-type="string">
            <text:p>13伐鄭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8弟佗殺太子免。代立，國亂，再赴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7伐周，傷王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前706年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山戎伐我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35侵隨，隨為善政，得止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陳廢公1佗淫蔡，蔡人殺佗，立厲公陳厲公1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8太子忽救齊，齊將妻之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前705年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曲沃殺小子。周伐曲沃，立晉哀侯弟湣</text:p>
          </table:table-cell>
          <table:table-cell office:value-type="string" calcext:value-type="string">
            <text:p>11我殺晉小子。周伐我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生敬仲田完。周史卜完後世王齊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前704年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晉侯緡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37稱王。伐隨，不拔，但盟，罷兵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前703年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秦出子1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杞靖公1</text:p>
          </table:table-cell>
        </table:table-row>
        <table:table-row table:style-name="ro1">
          <table:table-cell office:value-type="string" calcext:value-type="string">
            <text:p>前702年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前701年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執祭仲</text:p>
          </table:table-cell>
          <table:table-cell office:value-type="string" calcext:value-type="string">
            <text:p>18太子急弟壽爭死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曹莊公1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前700年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鄭厲公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前699年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2釐公令毋知秩服如太子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衛惠公1</text:p>
          </table:table-cell>
          <table:table-cell office:value-type="string" calcext:value-type="string">
            <text:p>陳莊公1莊公，桓公子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前698年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三父殺出子，立其兄武公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諸侯伐我，報宋故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前697年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5天王求車，非禮</text:p>
          </table:table-cell>
          <table:table-cell office:value-type="string" calcext:value-type="string">
            <text:p>齊襄公1貶毋知秩服，毋知怨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秦武公1伐彭，至華山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朔奔齊，立黔牟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祭仲立忽，公出居櫟</text:p>
          </table:table-cell>
          <table:table-cell office:value-type="string" calcext:value-type="string">
            <text:p>燕桓侯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前696年</text:p>
          </table:table-cell>
          <table:table-cell office:value-type="string" calcext:value-type="string">
            <text:p>周莊王1生子穨</text:p>
          </table:table-cell>
          <table:table-cell office:value-type="string" calcext:value-type="string">
            <text:p>16公會曹，謀伐鄭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衛君黔牟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鄭昭公1公母鄧女，祭仲取之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前695年</text:p>
          </table:table-cell>
          <table:table-cell office:value-type="string" calcext:value-type="string">
            <text:p>2有弟克</text:p>
          </table:table-cell>
          <table:table-cell office:value-type="string" calcext:value-type="string">
            <text:p>17日食，不書日，官失之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渠彌殺昭公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前694年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公與夫人如齊，齊侯通焉，使彭生殺公於車上</text:p>
          </table:table-cell>
          <table:table-cell office:value-type="string" calcext:value-type="string">
            <text:p>4殺魯桓公，誅彭生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蔡哀侯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鄭子亹1齊殺子亹，昭公弟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前693年</text:p>
          </table:table-cell>
          <table:table-cell office:value-type="string" calcext:value-type="string">
            <text:p>4周公欲殺王而立子克，王誅周公，克奔燕</text:p>
          </table:table-cell>
          <table:table-cell office:value-type="string" calcext:value-type="string">
            <text:p>魯莊公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鄭子儀1子儀，子亹之弟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前692年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陳宣公1宣公，莊公弟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前691年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宋閔公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前690年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伐紀，去其都邑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1王伐，隨告夫人心動，王卒軍中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燕莊公1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前689年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與齊伐衛，納惠公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楚文王1始都郢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前688年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伐申，過鄧，鄧甥曰楚可取，鄧侯不許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齊立惠公，黔牟奔周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前687年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星隕如雨，與雨偕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衛惠公13惠公復入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前686年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8子糾來奔，與管仲俱避毋知亂</text:p>
          </table:table-cell>
          <table:table-cell office:value-type="string" calcext:value-type="string">
            <text:p>12毋知殺君自立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前685年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魯欲與糾入，後小白，齊距魯，使生致管仲</text:p>
          </table:table-cell>
          <table:table-cell office:value-type="string" calcext:value-type="string">
            <text:p>齊桓公1春，齊殺毋知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前684年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齊伐我，為糾故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息夫人，陳女，過蔡，蔡不禮，惡之。楚伐蔡，獲哀侯以歸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楚虜我侯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前683年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1臧文仲弔宋水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宋大水，公自罪。魯使臧文仲來弔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前682年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萬殺君，仇牧有義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前681年</text:p>
          </table:table-cell>
          <table:table-cell office:value-type="string" calcext:value-type="string">
            <text:p>周僖王1</text:p>
          </table:table-cell>
          <table:table-cell office:value-type="string" calcext:value-type="string">
            <text:p>13曹沫劫桓公。反所亡地</text:p>
          </table:table-cell>
          <table:table-cell office:value-type="string" calcext:value-type="string">
            <text:p>5與魯人會柯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宋桓公1桓公御說，莊公子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前680年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杞共公1</text:p>
          </table:table-cell>
        </table:table-row>
        <table:table-row table:style-name="ro1">
          <table:table-cell office:value-type="string" calcext:value-type="string">
            <text:p>前679年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始霸，會諸侯于鄄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鄭厲公後1厲公亡後十七歲復入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前678年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曲沃殺晉侯湣</text:p>
          </table:table-cell>
          <table:table-cell office:value-type="string" calcext:value-type="string">
            <text:p>晉武公38并晉，以寶獻周，周命我君為晉君，已立三十八年，不更元</text:p>
          </table:table-cell>
          <table:table-cell office:value-type="string" calcext:value-type="string">
            <text:p>20葬雍，初以人從死</text:p>
          </table:table-cell>
          <table:table-cell office:value-type="string" calcext:value-type="string">
            <text:p>12伐鄧滅之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諸侯伐我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前677年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39武公卒，子詭諸立，為獻公</text:p>
          </table:table-cell>
          <table:table-cell office:value-type="string" calcext:value-type="string">
            <text:p>秦德公1德公，武公弟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前676年</text:p>
          </table:table-cell>
          <table:table-cell office:value-type="string" calcext:value-type="string">
            <text:p>周惠王1娶陳后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晉獻公1</text:p>
          </table:table-cell>
          <table:table-cell office:value-type="string" calcext:value-type="string">
            <text:p>2初作伏，祠社，磔狗邑四門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前675年</text:p>
          </table:table-cell>
          <table:table-cell office:value-type="string" calcext:value-type="string">
            <text:p>2燕、衛伐王，王奔溫，立子穨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秦宣公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娶衛女。文公弟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伐王，王奔溫，立子穨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前674年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楚堵敖1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蔡穆侯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7鄭執我仲父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前673年</text:p>
          </table:table-cell>
          <table:table-cell office:value-type="string" calcext:value-type="string">
            <text:p>4誅穨，入惠王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救周亂，入王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前672年</text:p>
          </table:table-cell>
          <table:table-cell office:value-type="string" calcext:value-type="string">
            <text:p>5太子母早死。惠后生叔帶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4陳完自陳來奔，田常始此也</text:p>
          </table:table-cell>
          <table:table-cell table:number-columns-repeated="2" office:value-type="string" calcext:value-type="string">
            <text:p>5伐驪戎，得姬</text:p>
          </table:table-cell>
          <table:table-cell office:value-type="string" calcext:value-type="string">
            <text:p>4作密畤</text:p>
          </table:table-cell>
          <table:table-cell office:value-type="string" calcext:value-type="string">
            <text:p>3弟惲殺堵敖自立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厲公子完奔齊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鄭文公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杞德公1</text:p>
          </table:table-cell>
        </table:table-row>
        <table:table-row table:style-name="ro1">
          <table:table-cell office:value-type="string" calcext:value-type="string">
            <text:p>前671年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公如齊觀社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楚成王1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前670年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曹僖公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前669年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8盡殺故晉侯群公子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前668年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9始城絳都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衛懿公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前667年</text:p>
          </table:table-cell>
          <table:table-cell office:value-type="string" calcext:value-type="string">
            <text:p>10賜齊侯命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前666年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前665年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12太子申生居曲沃，重耳居蒲城，夷吾居屈。驪姬故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前664年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前663年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3伐山戎，為燕也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秦成公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前662年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2莊公弟叔牙鴆死。慶父弒子般。季友奔陳，立閔公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前661年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魯湣公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16滅魏、耿、霍。始封趙夙耿，畢萬魏，始此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曹昭公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前660年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慶父殺閔公。季友自陳立申，為僖公。殺慶父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17申生將軍，君子知其廢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翟伐我。公好鶴，士不戰，滅我國。國怨，惠公亂，滅其後，更立黔牟弟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前659年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魯僖公1哀姜喪自齊至</text:p>
          </table:table-cell>
          <table:table-cell office:value-type="string" calcext:value-type="string">
            <text:p>27殺女弟魯莊公夫人，淫故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秦穆公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衛戴公1衛文公1文公，戴公弟也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前658年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為衛築楚丘。救戎狄伐</text:p>
          </table:table-cell>
          <table:table-cell table:number-columns-repeated="2" office:value-type="string" calcext:value-type="string">
            <text:p>19荀息以幣假道于虞以伐虢，滅下陽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齊桓公率諸侯為我城楚丘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前657年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與蔡姬共舟，蕩公，公怒，歸蔡姬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8以女故，齊伐我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燕襄公1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前656年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率諸侯伐蔡，蔡潰，遂伐楚，責包茅貢</text:p>
          </table:table-cell>
          <table:table-cell table:number-columns-repeated="2" office:value-type="string" calcext:value-type="string">
            <text:p>21申生以驪姬讒自殺。重耳奔蒲，夷吾奔屈</text:p>
          </table:table-cell>
          <table:table-cell office:value-type="string" calcext:value-type="string">
            <text:p>4迎婦于晉</text:p>
          </table:table-cell>
          <table:table-cell office:value-type="string" calcext:value-type="string">
            <text:p>16齊伐我，至陘，使屈完盟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前655年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22滅虞、虢。重耳奔狄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前654年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2率諸侯伐鄭</text:p>
          </table:table-cell>
          <table:table-cell table:number-columns-repeated="2" office:value-type="string" calcext:value-type="string">
            <text:p>23夷吾奔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8伐許，許君肉袒謝，楚從之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杞成公1</text:p>
          </table:table-cell>
        </table:table-row>
        <table:table-row table:style-name="ro1">
          <table:table-cell office:value-type="string" calcext:value-type="string">
            <text:p>前653年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前652年</text:p>
          </table:table-cell>
          <table:table-cell office:value-type="string" calcext:value-type="string">
            <text:p>25襄王立，畏太叔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25伐翟，以重耳故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公疾，太子茲父讓兄目夷賢，公不聽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曹共公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前651年</text:p>
          </table:table-cell>
          <table:table-cell office:value-type="string" calcext:value-type="string">
            <text:p>周襄王1諸侯立王</text:p>
          </table:table-cell>
          <table:table-cell office:value-type="string" calcext:value-type="string">
            <text:p>9齊率我伐晉亂，至高梁還</text:p>
          </table:table-cell>
          <table:table-cell office:value-type="string" calcext:value-type="string">
            <text:p>35夏，會諸侯于葵丘。天子使宰孔賜胙，命無拜</text:p>
          </table:table-cell>
          <table:table-cell table:number-columns-repeated="2" office:value-type="string" calcext:value-type="string">
            <text:p>26公卒，立奚齊，里克殺之。及卓子。立夷吾</text:p>
          </table:table-cell>
          <table:table-cell office:value-type="string" calcext:value-type="string">
            <text:p>9‬夷吾使郤芮賂，求入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1公薨，未葬，齊桓會葵丘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前650年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6使隰朋立晉惠公</text:p>
          </table:table-cell>
          <table:table-cell table:number-columns-repeated="2" office:value-type="string" calcext:value-type="string">
            <text:p>晉惠公1誅里克，背秦約</text:p>
          </table:table-cell>
          <table:table-cell office:value-type="string" calcext:value-type="string">
            <text:p>10丕鄭子豹亡來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宋襄公1目夷相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前649年</text:p>
          </table:table-cell>
          <table:table-cell office:value-type="string" calcext:value-type="string">
            <text:p>3戎伐我，太叔帶召之。欲誅叔帶，叔帶奔齊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1救王伐戎，戎去</text:p>
          </table:table-cell>
          <table:table-cell office:value-type="string" calcext:value-type="string">
            <text:p>23伐黃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有妾夢天與之蘭，生穆公蘭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前648年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8使管仲平戎于周，欲以上卿禮，讓，受下卿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前647年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9使仲孫請王，言叔帶，王怒</text:p>
          </table:table-cell>
          <table:table-cell table:number-columns-repeated="2" office:value-type="string" calcext:value-type="string">
            <text:p>4饑，請粟，秦與我</text:p>
          </table:table-cell>
          <table:table-cell office:value-type="string" calcext:value-type="string">
            <text:p>13丕豹欲無與，公不聽，輸晉粟，起雍至絳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陳穆公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前646年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5秦饑，請粟，晉背之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6滅六、英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前645年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五月，日有食之。不書，史官失之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6秦虜惠公，復立之</text:p>
          </table:table-cell>
          <table:table-cell office:value-type="string" calcext:value-type="string">
            <text:p>15以盜食善馬士得破晉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蔡莊侯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前644年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2王以戎寇告齊，齊徵諸侯戍周</text:p>
          </table:table-cell>
          <table:table-cell table:number-columns-repeated="2" office:value-type="string" calcext:value-type="string">
            <text:p>7重耳聞管仲死，去翟之齊</text:p>
          </table:table-cell>
          <table:table-cell office:value-type="string" calcext:value-type="string">
            <text:p>16為河東置官司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隕五石。六鷁退飛，過我都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前643年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前642年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齊孝公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前641年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滅梁。梁好城，不居，民罷，相驚，故亡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前640年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前639年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3執宋襄公，復歸之</text:p>
          </table:table-cell>
          <table:table-cell office:value-type="string" calcext:value-type="string">
            <text:p>12召楚盟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前638年</text:p>
          </table:table-cell>
          <table:table-cell office:value-type="string" calcext:value-type="string">
            <text:p>14叔帶復歸於周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歸王弟帶</text:p>
          </table:table-cell>
          <table:table-cell table:number-columns-repeated="2" office:value-type="string" calcext:value-type="string">
            <text:p>13太子圉質秦亡歸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3泓之戰，楚敗公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5君如楚，宋伐我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前637年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6伐宋，以其不同盟</text:p>
          </table:table-cell>
          <table:table-cell table:number-columns-repeated="2" office:value-type="string" calcext:value-type="string">
            <text:p>14圉立，為懷公</text:p>
          </table:table-cell>
          <table:table-cell office:value-type="string" calcext:value-type="string">
            <text:p>23迎重耳於楚，厚禮之，妻之女。重耳願歸</text:p>
          </table:table-cell>
          <table:table-cell office:value-type="string" calcext:value-type="string">
            <text:p>35重耳過，厚禮之</text:p>
          </table:table-cell>
          <table:table-cell office:value-type="string" calcext:value-type="string">
            <text:p>14公疾死泓戰</text:p>
          </table:table-cell>
          <table:table-cell office:value-type="string" calcext:value-type="string">
            <text:p>23重耳從齊過，無禮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重耳過，無禮，僖負羈私善</text:p>
          </table:table-cell>
          <table:table-cell office:value-type="string" calcext:value-type="string">
            <text:p>36重耳過，無禮，叔詹諫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前636年</text:p>
          </table:table-cell>
          <table:table-cell office:value-type="string" calcext:value-type="string">
            <text:p>16王奔汜。汜，鄭地也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晉文公1誅子圉。魏武子為魏大夫，趙衰為原大夫。咎犯曰「求霸莫如內王。」</text:p>
          </table:table-cell>
          <table:table-cell office:value-type="string" calcext:value-type="string">
            <text:p>24以兵送重耳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宋成公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杞桓公1</text:p>
          </table:table-cell>
        </table:table-row>
        <table:table-row table:style-name="ro1">
          <table:table-cell office:value-type="string" calcext:value-type="string">
            <text:p>前635年</text:p>
          </table:table-cell>
          <table:table-cell office:value-type="string" calcext:value-type="string">
            <text:p>17晉納王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5欲內王，軍河上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前634年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3宋服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背楚親晉</text:p>
          </table:table-cell>
          <table:table-cell office:value-type="string" calcext:value-type="string">
            <text:p>衛成公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前633年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0孝公薨，弟潘因衛公子開方殺孝公子，立潘</text:p>
          </table:table-cell>
          <table:table-cell table:number-columns-repeated="2" office:value-type="string" calcext:value-type="string">
            <text:p>4救宋，報曹、衛恥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9使子玉伐宋</text:p>
          </table:table-cell>
          <table:table-cell office:value-type="string" calcext:value-type="string">
            <text:p>4楚伐我，我告急於晉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前632年</text:p>
          </table:table-cell>
          <table:table-cell office:value-type="string" calcext:value-type="string">
            <text:p>20王狩河陽</text:p>
          </table:table-cell>
          <table:table-cell office:value-type="string" calcext:value-type="string">
            <text:p>28公如踐土會朝</text:p>
          </table:table-cell>
          <table:table-cell office:value-type="string" calcext:value-type="string">
            <text:p>齊昭公1會晉敗楚，朝周王</text:p>
          </table:table-cell>
          <table:table-cell table:number-columns-repeated="2" office:value-type="string" calcext:value-type="string">
            <text:p>5侵曹伐衛，取五鹿，執曹伯。諸侯敗楚而朝河陽，周命賜公土地</text:p>
          </table:table-cell>
          <table:table-cell office:value-type="string" calcext:value-type="string">
            <text:p>28會晉伐楚朝周</text:p>
          </table:table-cell>
          <table:table-cell office:value-type="string" calcext:value-type="string">
            <text:p>40晉敗子玉于城濮</text:p>
          </table:table-cell>
          <table:table-cell office:value-type="string" calcext:value-type="string">
            <text:p>5晉救我，楚兵去</text:p>
          </table:table-cell>
          <table:table-cell office:value-type="string" calcext:value-type="string">
            <text:p>3‬晉伐我，取五鹿。公出奔，立公子瑕會晉朝，復歸衛</text:p>
          </table:table-cell>
          <table:table-cell office:value-type="string" calcext:value-type="string">
            <text:p>16會晉伐楚，朝周王</text:p>
          </table:table-cell>
          <table:table-cell office:value-type="string" calcext:value-type="string">
            <text:p>14會晉伐楚，朝周王</text:p>
          </table:table-cell>
          <table:table-cell office:value-type="string" calcext:value-type="string">
            <text:p>21晉伐我，執公，復歸之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前631年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晉以衛與宋</text:p>
          </table:table-cell>
          <table:table-cell office:value-type="string" calcext:value-type="string">
            <text:p>陳共公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前630年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7聽周歸衛成公。與秦圍鄭</text:p>
          </table:table-cell>
          <table:table-cell office:value-type="string" calcext:value-type="string">
            <text:p>30圍鄭，有言即去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周入成公，復衛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3秦、晉圍我，以晉故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前629年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前628年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9文公薨</text:p>
          </table:table-cell>
          <table:table-cell office:value-type="string" calcext:value-type="string">
            <text:p>32將襲鄭，蹇叔曰不可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5文公薨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前627年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3僖公薨</text:p>
          </table:table-cell>
          <table:table-cell office:value-type="string" calcext:value-type="string">
            <text:p>6狄侵我</text:p>
          </table:table-cell>
          <table:table-cell table:number-columns-repeated="2" office:value-type="string" calcext:value-type="string">
            <text:p>晉襄公1破秦于殽</text:p>
          </table:table-cell>
          <table:table-cell office:value-type="string" calcext:value-type="string">
            <text:p>33襲鄭，晉敗我殽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鄭穆公1秦襲我，弦高詐之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前626年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魯文公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2伐衛，衛伐我</text:p>
          </table:table-cell>
          <table:table-cell office:value-type="string" calcext:value-type="string">
            <text:p>34敗殽將亡歸，公復其官</text:p>
          </table:table-cell>
          <table:table-cell office:value-type="string" calcext:value-type="string">
            <text:p>46王欲殺太子立職，太子恐，與傅潘崇殺王。王欲食熊蹯死，不聽。自立為王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9晉伐我，我伐晉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前625年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3秦報我殽，敗于汪</text:p>
          </table:table-cell>
          <table:table-cell office:value-type="string" calcext:value-type="string">
            <text:p>35伐晉報殽，敗我于汪</text:p>
          </table:table-cell>
          <table:table-cell office:value-type="string" calcext:value-type="string">
            <text:p>楚穆王1以其太子宅賜崇，為相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前624年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公如晉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4秦伐我，取王官，我不出</text:p>
          </table:table-cell>
          <table:table-cell office:value-type="string" calcext:value-type="string">
            <text:p>36以孟明等伐晉，晉不敢出</text:p>
          </table:table-cell>
          <table:table-cell office:value-type="string" calcext:value-type="string">
            <text:p>2晉伐我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前623年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5伐秦，圍邧、新城</text:p>
          </table:table-cell>
          <table:table-cell office:value-type="string" calcext:value-type="string">
            <text:p>37晉伐我，圍邧、新城</text:p>
          </table:table-cell>
          <table:table-cell office:value-type="string" calcext:value-type="string">
            <text:p>3滅江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公如晉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前622年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6趙成子、欒貞子、霍伯、臼季皆卒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滅六、蓼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前621年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7公卒。趙盾為太子少，欲更立君，恐誅，遂立太子為靈公</text:p>
          </table:table-cell>
          <table:table-cell office:value-type="string" calcext:value-type="string">
            <text:p>39穆公薨。葬殉以人，從死者百七十人，君子譏之，故不言卒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前620年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晉靈公1趙盾專政</text:p>
          </table:table-cell>
          <table:table-cell office:value-type="string" calcext:value-type="string">
            <text:p>秦康公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7公孫固殺成公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前619年</text:p>
          </table:table-cell>
          <table:table-cell office:value-type="string" calcext:value-type="string">
            <text:p>33襄王崩</text:p>
          </table:table-cell>
          <table:table-cell office:value-type="string" calcext:value-type="string">
            <text:p>8王使衛來求金以葬，非禮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2秦伐我，取武城，報令孤之戰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宋昭公1昭公杵臼，襄公之子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前618年</text:p>
          </table:table-cell>
          <table:table-cell office:value-type="string" calcext:value-type="string">
            <text:p>周頃王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3率諸侯救鄭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伐鄭，以其服晉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楚伐我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前617年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4伐秦，拔少梁。秦取我北徵</text:p>
          </table:table-cell>
          <table:table-cell office:value-type="string" calcext:value-type="string">
            <text:p>4晉伐我，取少梁。我伐晉取北徵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曹文公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燕桓公1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前616年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敗長翟于鹹而歸，得長翟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敗長翟長丘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前615年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6秦取我羈馬。與秦戰河曲，秦師遁</text:p>
          </table:table-cell>
          <table:table-cell office:value-type="string" calcext:value-type="string">
            <text:p>6伐晉，取羈馬。怒，與我大戰河曲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前614年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7得隨會</text:p>
          </table:table-cell>
          <table:table-cell office:value-type="string" calcext:value-type="string">
            <text:p>7晉詐得隨會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前613年</text:p>
          </table:table-cell>
          <table:table-cell office:value-type="string" calcext:value-type="string">
            <text:p>6頃王崩。公卿爭政，故不赴</text:p>
          </table:table-cell>
          <table:table-cell office:value-type="string" calcext:value-type="string">
            <text:p>14彗星入北斗，周史曰：七年，宋、齊、晉君死</text:p>
          </table:table-cell>
          <table:table-cell office:value-type="string" calcext:value-type="string">
            <text:p>20昭公卒。弟商人殺太子自立，是為懿公</text:p>
          </table:table-cell>
          <table:table-cell table:number-columns-repeated="2" office:value-type="string" calcext:value-type="string">
            <text:p>8趙盾以車八百乘納捷菑，平王室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楚莊王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陳靈公1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前612年</text:p>
          </table:table-cell>
          <table:table-cell office:value-type="string" calcext:value-type="string">
            <text:p>周匡王1</text:p>
          </table:table-cell>
          <table:table-cell office:value-type="string" calcext:value-type="string">
            <text:p>15六月辛丑，日蝕，齊伐我</text:p>
          </table:table-cell>
          <table:table-cell office:value-type="string" calcext:value-type="string">
            <text:p>齊懿公1</text:p>
          </table:table-cell>
          <table:table-cell table:number-columns-repeated="2" office:value-type="string" calcext:value-type="string">
            <text:p>9我入蔡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晉伐我。莊侯薨</text:p>
          </table:table-cell>
          <table:table-cell office:value-type="string" calcext:value-type="string">
            <text:p>6齊入我郛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前611年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公不得民心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3滅庸</text:p>
          </table:table-cell>
          <table:table-cell office:value-type="string" calcext:value-type="string">
            <text:p>9襄夫人使衛伯殺昭公。弟鮑立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蔡文侯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前610年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齊伐我</text:p>
          </table:table-cell>
          <table:table-cell office:value-type="string" calcext:value-type="string">
            <text:p>3伐魯</text:p>
          </table:table-cell>
          <table:table-cell table:number-columns-repeated="2" office:value-type="string" calcext:value-type="string">
            <text:p>11率諸侯平宋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宋文公1文公鮑，昭公弟。晉率諸侯平我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前609年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襄仲殺嫡，立庶子為宣公</text:p>
          </table:table-cell>
          <table:table-cell office:value-type="string" calcext:value-type="string">
            <text:p>4公刖邴歜父而奪閻職妻，二人共殺公，立桓公子惠公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前608年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魯宣公1魯立宣公，不正，公室卑</text:p>
          </table:table-cell>
          <table:table-cell office:value-type="string" calcext:value-type="string">
            <text:p>齊惠公1取魯濟西之田</text:p>
          </table:table-cell>
          <table:table-cell table:number-columns-repeated="2" office:value-type="string" calcext:value-type="string">
            <text:p>13趙盾救陳、宋，伐鄭</text:p>
          </table:table-cell>
          <table:table-cell office:value-type="string" calcext:value-type="string">
            <text:p>秦共公1</text:p>
          </table:table-cell>
          <table:table-cell office:value-type="string" calcext:value-type="string">
            <text:p>6伐宋、陳，以背我服晉故</text:p>
          </table:table-cell>
          <table:table-cell office:value-type="string" calcext:value-type="string">
            <text:p>3楚、鄭伐我，以我背楚故也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與楚侵陳，遂侵宋。晉使趙盾伐我，以背晉故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前607年</text:p>
          </table:table-cell>
          <table:table-cell office:value-type="string" calcext:value-type="string">
            <text:p>6匡王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王子成父敗長翟</text:p>
          </table:table-cell>
          <table:table-cell table:number-columns-repeated="2" office:value-type="string" calcext:value-type="string">
            <text:p>14趙穿殺靈公，趙盾使穿迎公子黑臀于周，立之。趙氏賜公族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華元以羊羹故陷於鄭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與宋師戰，獲華元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前606年</text:p>
          </table:table-cell>
          <table:table-cell office:value-type="string" calcext:value-type="string">
            <text:p>周定王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晉成公1伐鄭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伐陸渾，至雒，問鼎輕重</text:p>
          </table:table-cell>
          <table:table-cell office:value-type="string" calcext:value-type="string">
            <text:p>5贖華元，亡歸。圍曹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宋圍我</text:p>
          </table:table-cell>
          <table:table-cell office:value-type="string" calcext:value-type="string">
            <text:p>22華元亡歸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前605年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若敖氏為亂，滅之。伐鄭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鄭靈公1公子歸生以黿故殺靈公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前604年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3中行桓子荀林父救鄭，伐陳</text:p>
          </table:table-cell>
          <table:table-cell office:value-type="string" calcext:value-type="string">
            <text:p>秦桓公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楚伐鄭，與我平。晉中行桓子距楚，救鄭，伐我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鄭襄公1襄公，靈公庶弟。楚伐我，晉來救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前603年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4與衛侵陳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2與晉侵陳</text:p>
          </table:table-cell>
          <table:table-cell office:value-type="string" calcext:value-type="string">
            <text:p>11晉、衛侵我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前602年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前601年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七月，日蝕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6與魯伐秦，獲秦諜，殺之絳市，六日而蘇</text:p>
          </table:table-cell>
          <table:table-cell office:value-type="string" calcext:value-type="string">
            <text:p>4晉伐我，獲諜</text:p>
          </table:table-cell>
          <table:table-cell office:value-type="string" calcext:value-type="string">
            <text:p>13伐陳，滅舒蓼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3楚伐我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燕宣公1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前600年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7使桓子伐楚。以諸侯師伐陳救鄭。成公薨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伐鄭，晉郤缺救鄭，敗我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楚伐我，晉來救，敗楚師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前599年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四月，日蝕</text:p>
          </table:table-cell>
          <table:table-cell office:value-type="string" calcext:value-type="string">
            <text:p>10公卒。崔杼有寵，高、國逐之，奔衛</text:p>
          </table:table-cell>
          <table:table-cell table:number-columns-repeated="2" office:value-type="string" calcext:value-type="string">
            <text:p>晉景公1與宋伐鄭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衛穆公1齊崔杼來奔</text:p>
          </table:table-cell>
          <table:table-cell office:value-type="string" calcext:value-type="string">
            <text:p>15夏徵舒以其母辱，殺靈公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晉、宋、楚伐我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前598年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齊頃公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率諸侯誅陳夏徵舒，立陳靈公子午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成公1成公，靈公太子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前597年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3救鄭，為楚所敗河上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7圍鄭，鄭伯肉袒謝，釋之</text:p>
          </table:table-cell>
          <table:table-cell office:value-type="string" calcext:value-type="string">
            <text:p>14伐陳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楚圍我，我卑辭以解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前596年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前595年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5伐鄭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圍宋，為殺使者</text:p>
          </table:table-cell>
          <table:table-cell office:value-type="string" calcext:value-type="string">
            <text:p>16殺楚使者，楚圍我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3文公薨</text:p>
          </table:table-cell>
          <table:table-cell office:value-type="string" calcext:value-type="string">
            <text:p>10晉伐我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前594年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初稅畝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6救宋，執解揚，有使節。秦伐我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圍宋。五月，華元告子反以誠，我罷</text:p>
          </table:table-cell>
          <table:table-cell office:value-type="string" calcext:value-type="string">
            <text:p>17華元告楚，楚去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曹宣公1</text:p>
          </table:table-cell>
          <table:table-cell office:value-type="string" calcext:value-type="string">
            <text:p>11佐楚伐宋，執解揚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前593年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7隨會滅赤翟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前592年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7日蝕</text:p>
          </table:table-cell>
          <table:table-cell office:value-type="string" calcext:value-type="string">
            <text:p>7晉使郤克來齊，婦人笑之，克怒，歸去</text:p>
          </table:table-cell>
          <table:table-cell table:number-columns-repeated="2" office:value-type="string" calcext:value-type="string">
            <text:p>8使郤克使齊，婦人笑之，克怒歸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文侯薨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前591年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8宣公薨</text:p>
          </table:table-cell>
          <table:table-cell office:value-type="string" calcext:value-type="string">
            <text:p>8晉伐敗我</text:p>
          </table:table-cell>
          <table:table-cell table:number-columns-repeated="2" office:value-type="string" calcext:value-type="string">
            <text:p>9伐齊，質子彊，兵罷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3莊王薨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蔡景侯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前590年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魯成公1春，齊取我隆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楚共王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前589年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與晉伐齊，齊歸我汶陽，竊與楚盟</text:p>
          </table:table-cell>
          <table:table-cell office:value-type="string" calcext:value-type="string">
            <text:p>10晉郤克敗公於鞍，虜逢丑父</text:p>
          </table:table-cell>
          <table:table-cell table:number-columns-repeated="2" office:value-type="string" calcext:value-type="string">
            <text:p>11與魯、曹敗齊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秋，申公巫臣竊徵舒母奔晉，以為邢大夫。冬，伐衛、魯，救齊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1穆公薨。與諸侯敗齊，反侵地。楚伐我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前588年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會晉、宋、衛、曹伐鄭</text:p>
          </table:table-cell>
          <table:table-cell office:value-type="string" calcext:value-type="string">
            <text:p>11頃公如晉，欲王晉，晉不敢受</text:p>
          </table:table-cell>
          <table:table-cell table:number-columns-repeated="2" office:value-type="string" calcext:value-type="string">
            <text:p>12始置六卿。率諸侯伐鄭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宋共公1</text:p>
          </table:table-cell>
          <table:table-cell office:value-type="string" calcext:value-type="string">
            <text:p>衛定公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伐鄭</text:p>
          </table:table-cell>
          <table:table-cell office:value-type="string" calcext:value-type="string">
            <text:p>17晉率諸侯伐我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前587年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公如晉，晉不敬，公欲背晉合於楚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13魯公來，不敬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子反救鄭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8晉欒書取我氾。襄公薨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前586年</text:p>
          </table:table-cell>
          <table:table-cell office:value-type="string" calcext:value-type="string">
            <text:p>21定王崩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14梁山崩。伯宗隱其人而用其言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伐鄭，背我故也。鄭悼公來訟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鄭悼公1公如楚訟</text:p>
          </table:table-cell>
          <table:table-cell office:value-type="string" calcext:value-type="string">
            <text:p>燕昭公1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前585年</text:p>
          </table:table-cell>
          <table:table-cell office:value-type="string" calcext:value-type="string">
            <text:p>周簡王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15使欒書救鄭，遂侵蔡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晉侵我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悼公薨。楚伐我，晉使欒書來救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壽夢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前584年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16以巫臣始通於吳而謀楚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伐鄭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鄭成公1成公，悼公弟也。楚伐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臣巫來，謀伐楚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前583年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17復趙武田邑。侵蔡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晉伐我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前582年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7頃公薨</text:p>
          </table:table-cell>
          <table:table-cell table:number-columns-repeated="2" office:value-type="string" calcext:value-type="string">
            <text:p>18執鄭成公，伐鄭。秦伐我</text:p>
          </table:table-cell>
          <table:table-cell office:value-type="string" calcext:value-type="string">
            <text:p>23伐晉</text:p>
          </table:table-cell>
          <table:table-cell office:value-type="string" calcext:value-type="string">
            <text:p>9救鄭。冬，與晉成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與楚盟。公如晉，執公伐我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前581年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公如晉送葬，諱之</text:p>
          </table:table-cell>
          <table:table-cell office:value-type="string" calcext:value-type="string">
            <text:p>齊靈公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晉率諸侯伐我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前580年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晉厲公1</text:p>
          </table:table-cell>
          <table:table-cell office:value-type="string" calcext:value-type="string">
            <text:p>25與晉侯夾河盟，歸，背盟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前579年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前578年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會晉伐秦</text:p>
          </table:table-cell>
          <table:table-cell office:value-type="string" calcext:value-type="string">
            <text:p>4伐秦</text:p>
          </table:table-cell>
          <table:table-cell table:number-columns-repeated="2" office:value-type="string" calcext:value-type="string">
            <text:p>3伐秦至涇，敗之，獲其將成差</text:p>
          </table:table-cell>
          <table:table-cell office:value-type="string" calcext:value-type="string">
            <text:p>27晉率諸侯伐我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1晉率我伐秦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7晉率我伐秦</text:p>
          </table:table-cell>
          <table:table-cell office:value-type="string" calcext:value-type="string">
            <text:p>7晉率我伐秦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前577年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定公薨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曹成公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前576年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始與吳通，會鍾離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5三郤讒伯宗，殺之，伯宗好直諫</text:p>
          </table:table-cell>
          <table:table-cell office:value-type="string" calcext:value-type="string">
            <text:p>秦景公1</text:p>
          </table:table-cell>
          <table:table-cell office:value-type="string" calcext:value-type="string">
            <text:p>15許畏鄭，請徙葉</text:p>
          </table:table-cell>
          <table:table-cell office:value-type="string" calcext:value-type="string">
            <text:p>13華元奔晉，復還</text:p>
          </table:table-cell>
          <table:table-cell office:value-type="string" calcext:value-type="string">
            <text:p>衛獻公1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晉執我公以歸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與魯會鍾離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前575年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6宣伯告晉，欲殺季文子，文子得以義脫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6敗楚鄢陵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救鄭，不利。子反醉，軍敗，殺子反歸</text:p>
          </table:table-cell>
          <table:table-cell office:value-type="string" calcext:value-type="string">
            <text:p>宋平公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背晉盟楚，晉伐我，楚來救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前574年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昭公薨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前573年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8成公薨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8欒書中行偃殺厲公，立襄公曾孫，為悼公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為魚石伐宋彭城</text:p>
          </table:table-cell>
          <table:table-cell office:value-type="string" calcext:value-type="string">
            <text:p>3楚伐彭城，封魚石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與楚伐宋</text:p>
          </table:table-cell>
          <table:table-cell office:value-type="string" calcext:value-type="string">
            <text:p>燕武公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前572年</text:p>
          </table:table-cell>
          <table:table-cell office:value-type="string" calcext:value-type="string">
            <text:p>14簡王崩</text:p>
          </table:table-cell>
          <table:table-cell office:value-type="string" calcext:value-type="string">
            <text:p>魯襄公1圍宋彭城</text:p>
          </table:table-cell>
          <table:table-cell office:value-type="string" calcext:value-type="string">
            <text:p>10晉伐我，使太子光質於晉</text:p>
          </table:table-cell>
          <table:table-cell table:number-columns-repeated="2" office:value-type="string" calcext:value-type="string">
            <text:p>晉悼公1圍宋彭城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侵宋，救鄭</text:p>
          </table:table-cell>
          <table:table-cell office:value-type="string" calcext:value-type="string">
            <text:p>4楚侵我，取犬丘。晉誅魚石，歸我彭城</text:p>
          </table:table-cell>
          <table:table-cell office:value-type="string" calcext:value-type="string">
            <text:p>5圍宋彭城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3晉伐敗我，兵次洧上，楚來救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前571年</text:p>
          </table:table-cell>
          <table:table-cell office:value-type="string" calcext:value-type="string">
            <text:p>周靈王1生有髭</text:p>
          </table:table-cell>
          <table:table-cell office:value-type="string" calcext:value-type="string">
            <text:p>2會晉城虎牢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2率諸侯伐鄭，城虎牢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4成公薨。晉率諸侯伐我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前570年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3魏絳辱楊干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1使子重伐吳，至衡山。使何忌侵陳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9背楚盟，楚侵我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鄭僖公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楚伐我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前569年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公如晉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4魏絳說和戎、狄，狄朝晉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伐陳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楚伐我。成公薨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前568年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季文子卒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3伐陳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陳哀公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前567年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前566年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5圍陳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楚圍我，為公亡歸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子駟使賊夜殺僖公，詐以病卒赴諸侯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杞孝公1</text:p>
          </table:table-cell>
        </table:table-row>
        <table:table-row table:style-name="ro1">
          <table:table-cell office:value-type="string" calcext:value-type="string">
            <text:p>前565年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公如晉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6伐鄭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鄭侵我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鄭簡公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前564年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與晉伐鄭，會河上，問公年十二，可冠，冠於衛</text:p>
          </table:table-cell>
          <table:table-cell office:value-type="string" calcext:value-type="string">
            <text:p>18與晉伐鄭</text:p>
          </table:table-cell>
          <table:table-cell table:number-columns-repeated="2" office:value-type="string" calcext:value-type="string">
            <text:p>9率齊、魯、宋、衛、曹伐鄭。秦伐我</text:p>
          </table:table-cell>
          <table:table-cell office:value-type="string" calcext:value-type="string">
            <text:p>13伐晉，楚為我援</text:p>
          </table:table-cell>
          <table:table-cell office:value-type="string" calcext:value-type="string">
            <text:p>27伐鄭，師于武城，為秦</text:p>
          </table:table-cell>
          <table:table-cell office:value-type="string" calcext:value-type="string">
            <text:p>12晉率我伐鄭</text:p>
          </table:table-cell>
          <table:table-cell office:value-type="string" calcext:value-type="string">
            <text:p>13晉率我伐鄭。師曹鞭公幸妾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4晉率我伐鄭</text:p>
          </table:table-cell>
          <table:table-cell office:value-type="string" calcext:value-type="string">
            <text:p>2誅子駟。晉率諸侯伐我，我與盟。楚怒，伐我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前563年</text:p>
          </table:table-cell>
          <table:table-cell office:value-type="string" calcext:value-type="string">
            <text:p>9王叔奔晉</text:p>
          </table:table-cell>
          <table:table-cell office:value-type="string" calcext:value-type="string">
            <text:p>10楚、鄭侵我西鄙</text:p>
          </table:table-cell>
          <table:table-cell office:value-type="string" calcext:value-type="string">
            <text:p>19令太子光、高厚會諸侯鍾離</text:p>
          </table:table-cell>
          <table:table-cell table:number-columns-repeated="2" office:value-type="string" calcext:value-type="string">
            <text:p>10率諸侯伐鄭。荀罃伐秦</text:p>
          </table:table-cell>
          <table:table-cell office:value-type="string" calcext:value-type="string">
            <text:p>14晉伐我</text:p>
          </table:table-cell>
          <table:table-cell office:value-type="string" calcext:value-type="string">
            <text:p>28使子囊救鄭</text:p>
          </table:table-cell>
          <table:table-cell office:value-type="string" calcext:value-type="string">
            <text:p>13鄭伐我，衛來救</text:p>
          </table:table-cell>
          <table:table-cell office:value-type="string" calcext:value-type="string">
            <text:p>14救宋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晉率諸侯伐我，楚來救。子孔作亂，子產攻之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前562年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三桓分為三軍，各將軍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11率諸侯伐鄭，秦敗我櫟。公曰：「吾用魏絳九合諸侯。」賜之樂</text:p>
          </table:table-cell>
          <table:table-cell office:value-type="string" calcext:value-type="string">
            <text:p>15我使庶長鮑伐晉救鄭，敗之櫟</text:p>
          </table:table-cell>
          <table:table-cell office:value-type="string" calcext:value-type="string">
            <text:p>29與鄭伐宋</text:p>
          </table:table-cell>
          <table:table-cell office:value-type="string" calcext:value-type="string">
            <text:p>14楚、鄭伐我</text:p>
          </table:table-cell>
          <table:table-cell office:value-type="string" calcext:value-type="string">
            <text:p>15‬伐鄭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與楚伐宋，晉率諸侯伐我，秦來救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前561年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公如晉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5壽夢卒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前560年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1吳伐我，敗之。共王薨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諸樊1楚敗我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前559年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4日蝕</text:p>
          </table:table-cell>
          <table:table-cell office:value-type="string" calcext:value-type="string">
            <text:p>23衛獻公來奔</text:p>
          </table:table-cell>
          <table:table-cell table:number-columns-repeated="2" office:value-type="string" calcext:value-type="string">
            <text:p>14率諸侯大夫伐秦，敗鬱林</text:p>
          </table:table-cell>
          <table:table-cell office:value-type="string" calcext:value-type="string">
            <text:p>18晉諸侯大夫伐我，敗鬱林</text:p>
          </table:table-cell>
          <table:table-cell office:value-type="string" calcext:value-type="string">
            <text:p>楚康王1共王太子出奔吳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8孫文子攻公，公奔齊，立定公弟狄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季子讓位。楚伐我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前558年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日蝕。齊伐我</text:p>
          </table:table-cell>
          <table:table-cell office:value-type="string" calcext:value-type="string">
            <text:p>24伐魯</text:p>
          </table:table-cell>
          <table:table-cell table:number-columns-repeated="2" office:value-type="string" calcext:value-type="string">
            <text:p>15悼公薨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衛殤公1殤公狄，定公弟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前557年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6齊伐我。地震。齊復伐我北鄙</text:p>
          </table:table-cell>
          <table:table-cell office:value-type="string" calcext:value-type="string">
            <text:p>25伐魯</text:p>
          </table:table-cell>
          <table:table-cell table:number-columns-repeated="2" office:value-type="string" calcext:value-type="string">
            <text:p>晉平公1我敗楚于湛阪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晉伐我，敗湛阪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前556年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7齊伐我北鄙</text:p>
          </table:table-cell>
          <table:table-cell office:value-type="string" calcext:value-type="string">
            <text:p>26伐魯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伐陳</text:p>
          </table:table-cell>
          <table:table-cell office:value-type="string" calcext:value-type="string">
            <text:p>3伐曹</text:p>
          </table:table-cell>
          <table:table-cell office:value-type="string" calcext:value-type="string">
            <text:p>13宋伐我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2衛伐我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前555年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8與晉伐齊</text:p>
          </table:table-cell>
          <table:table-cell office:value-type="string" calcext:value-type="string">
            <text:p>27晉圍臨淄。晏嬰</text:p>
          </table:table-cell>
          <table:table-cell table:number-columns-repeated="2" office:value-type="string" calcext:value-type="string">
            <text:p>3率魯、宋、鄭、衛圍齊，大破之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伐鄭</text:p>
          </table:table-cell>
          <table:table-cell office:value-type="string" calcext:value-type="string">
            <text:p>21晉率我伐齊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3成公薨</text:p>
          </table:table-cell>
          <table:table-cell office:value-type="string" calcext:value-type="string">
            <text:p>11晉率我圍齊。楚伐我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前554年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8廢光，立子牙為太子。光與崔杼殺牙自立。晉、衛伐我</text:p>
          </table:table-cell>
          <table:table-cell table:number-columns-repeated="2" office:value-type="string" calcext:value-type="string">
            <text:p>4與衛伐齊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晉率我伐齊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曹武公1</text:p>
          </table:table-cell>
          <table:table-cell office:value-type="string" calcext:value-type="string">
            <text:p>12子產為卿</text:p>
          </table:table-cell>
          <table:table-cell office:value-type="string" calcext:value-type="string">
            <text:p>燕文公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前553年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日蝕</text:p>
          </table:table-cell>
          <table:table-cell office:value-type="string" calcext:value-type="string">
            <text:p>齊莊公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前552年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1公如晉。日再蝕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6魯襄公來。殺羊舌虎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前551年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2孔子生</text:p>
          </table:table-cell>
          <table:table-cell office:value-type="string" calcext:value-type="string">
            <text:p>3晉欒逞來奔，晏嬰曰「不如歸之」</text:p>
          </table:table-cell>
          <table:table-cell table:number-columns-repeated="2" office:value-type="string" calcext:value-type="string">
            <text:p>7欒逞奔齊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前550年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欲遣欒逞入曲沃伐晉，取朝歌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齊伐我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前549年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4侵齊。日再蝕</text:p>
          </table:table-cell>
          <table:table-cell office:value-type="string" calcext:value-type="string">
            <text:p>5畏晉通楚，晏子謀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1與齊通。率陳、蔡伐鄭救齊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楚率我伐鄭</text:p>
          </table:table-cell>
          <table:table-cell office:value-type="string" calcext:value-type="string">
            <text:p>43楚率我伐鄭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7范宣子為政。我請伐陳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杞文公1</text:p>
          </table:table-cell>
        </table:table-row>
        <table:table-row table:style-name="ro1">
          <table:table-cell office:value-type="string" calcext:value-type="string">
            <text:p>前548年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齊伐我北鄙，以報孝伯之師</text:p>
          </table:table-cell>
          <table:table-cell office:value-type="string" calcext:value-type="string">
            <text:p>6晉伐我，報朝歌。崔杼以莊公通其妻，殺之，立其弟，為景公</text:p>
          </table:table-cell>
          <table:table-cell table:number-columns-repeated="2" office:value-type="string" calcext:value-type="string">
            <text:p>10伐齊至高唐，報太行之役</text:p>
          </table:table-cell>
          <table:table-cell office:value-type="string" calcext:value-type="string">
            <text:p>29公如晉，盟不結</text:p>
          </table:table-cell>
          <table:table-cell office:value-type="string" calcext:value-type="string">
            <text:p>12吳伐我，以報舟師之役，射殺吳王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鄭伐我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伐陳，入陳</text:p>
          </table:table-cell>
          <table:table-cell office:value-type="string" calcext:value-type="string">
            <text:p>燕懿公1</text:p>
          </table:table-cell>
          <table:table-cell office:value-type="string" calcext:value-type="string">
            <text:p>13諸樊伐楚，迫巢門，傷射以薨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前547年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齊景公1如晉，請歸衛獻公</text:p>
          </table:table-cell>
          <table:table-cell table:number-columns-repeated="2" office:value-type="string" calcext:value-type="string">
            <text:p>11誅衛殤公，復入獻公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3率陳、蔡伐鄭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2齊、晉殺殤公，復內獻公</text:p>
          </table:table-cell>
          <table:table-cell office:value-type="string" calcext:value-type="string">
            <text:p>22楚率我伐鄭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楚率陳、蔡伐我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餘祭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前546年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7日蝕</text:p>
          </table:table-cell>
          <table:table-cell office:value-type="string" calcext:value-type="string">
            <text:p>2慶封欲專，誅崔氏，杼自殺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衛獻公後1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前545年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8公如楚。葬康王</text:p>
          </table:table-cell>
          <table:table-cell office:value-type="string" calcext:value-type="string">
            <text:p>3冬，鮑、高、欒氏謀慶封，發兵攻慶封，慶封奔吳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5康王薨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齊慶封來奔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前544年</text:p>
          </table:table-cell>
          <table:table-cell office:value-type="string" calcext:value-type="string">
            <text:p>周景王1</text:p>
          </table:table-cell>
          <table:table-cell office:value-type="string" calcext:value-type="string">
            <text:p>29吳季札來觀周樂，盡知樂所為</text:p>
          </table:table-cell>
          <table:table-cell office:value-type="string" calcext:value-type="string">
            <text:p>4吳季札來使，與晏嬰歡</text:p>
          </table:table-cell>
          <table:table-cell table:number-columns-repeated="2" office:value-type="string" calcext:value-type="string">
            <text:p>14吳季札來，曰「晉政卒歸韓、魏、趙。」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楚郟敖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2吳季札謂子產曰：「政將歸子，子以禮，幸脫於厄矣」</text:p>
          </table:table-cell>
          <table:table-cell office:value-type="string" calcext:value-type="string">
            <text:p>燕惠公1齊高止來奔</text:p>
          </table:table-cell>
          <table:table-cell office:value-type="string" calcext:value-type="string">
            <text:p>4守門閽殺餘祭 季札使諸侯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前543年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衛襄公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9為太子取楚女，公通焉，太子殺公自立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3諸公子爭寵相殺，又欲殺子產，子成止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餘眛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前542年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襄公薨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王季父圍為令尹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蔡靈侯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前541年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魯昭公1昭公年十九，有童心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17秦后子來奔</text:p>
          </table:table-cell>
          <table:table-cell office:value-type="string" calcext:value-type="string">
            <text:p>36公弟后子奔晉，車千乘</text:p>
          </table:table-cell>
          <table:table-cell office:value-type="string" calcext:value-type="string">
            <text:p>4令尹圍殺郟敖，自立為靈王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前540年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公如晉，至河，晉謝還之</text:p>
          </table:table-cell>
          <table:table-cell office:value-type="string" calcext:value-type="string">
            <text:p>8田無宇送女</text:p>
          </table:table-cell>
          <table:table-cell table:number-columns-repeated="2" office:value-type="string" calcext:value-type="string">
            <text:p>18齊田無宇來送女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楚靈王1靈王圍，共王子，肘玉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前539年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晏嬰使晉，見叔向，曰「齊政歸田氏。」叔向曰「晉公室卑。」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夏，如晉。冬，如楚</text:p>
          </table:table-cell>
          <table:table-cell office:value-type="string" calcext:value-type="string">
            <text:p>6公欲殺公卿立幸臣，公卿誅幸臣，公恐，出奔齊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前538年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稱病不會楚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夏，合諸侯宋地，盟。伐吳朱方，誅慶封。冬，報我，取三城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稱病不會楚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稱病不會楚</text:p>
          </table:table-cell>
          <table:table-cell office:value-type="string" calcext:value-type="string">
            <text:p>28子產曰：「三國不會」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楚誅慶封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前537年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21秦后子歸秦</text:p>
          </table:table-cell>
          <table:table-cell office:value-type="string" calcext:value-type="string">
            <text:p>40公卒。后子自晉歸</text:p>
          </table:table-cell>
          <table:table-cell office:value-type="string" calcext:value-type="string">
            <text:p>4率諸侯伐吳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楚率諸侯伐我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前536年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公如晉，請伐燕，入其君</text:p>
          </table:table-cell>
          <table:table-cell table:number-columns-repeated="2" office:value-type="string" calcext:value-type="string">
            <text:p>22齊景公來，請伐燕，入其君</text:p>
          </table:table-cell>
          <table:table-cell office:value-type="string" calcext:value-type="string">
            <text:p>秦哀公1</text:p>
          </table:table-cell>
          <table:table-cell office:value-type="string" calcext:value-type="string">
            <text:p>5伐吳，次乾谿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齊伐我</text:p>
          </table:table-cell>
          <table:table-cell office:value-type="string" calcext:value-type="string">
            <text:p>8楚伐我，次乾谿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前535年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季武子卒。日蝕</text:p>
          </table:table-cell>
          <table:table-cell office:value-type="string" calcext:value-type="string">
            <text:p>13入燕君</text:p>
          </table:table-cell>
          <table:table-cell table:number-columns-repeated="2" office:value-type="string" calcext:value-type="string">
            <text:p>23入燕君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執芋尹亡人入章華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9襄公薨，夫人姜氏無子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燕悼公1惠公歸至卒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杞平公1</text:p>
          </table:table-cell>
        </table:table-row>
        <table:table-row table:style-name="ro1">
          <table:table-cell office:value-type="string" calcext:value-type="string">
            <text:p>前534年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8公如楚，楚留之。賀章華臺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就章華臺，內亡人實之。滅陳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衛靈公1</text:p>
          </table:table-cell>
          <table:table-cell office:value-type="string" calcext:value-type="string">
            <text:p>35弟招作亂，哀公自殺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前533年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弟棄疾將兵定陳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惠公1惠公，哀公孫也。楚來定我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前532年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26春，有星出婺女。七月，公薨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4平公薨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前531年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晉昭公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醉殺蔡侯，使棄疾圍之。棄疾居之，為蔡侯</text:p>
          </table:table-cell>
          <table:table-cell office:value-type="string" calcext:value-type="string">
            <text:p>宋元公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靈侯如楚，楚殺之，使棄疾居之，為蔡侯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前530年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朝晉至河，晉謝之歸</text:p>
          </table:table-cell>
          <table:table-cell office:value-type="string" calcext:value-type="string">
            <text:p>18公如晉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王伐徐以恐吳，次乾谿。民罷於役，怨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公如晉，朝嗣君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蔡平侯1蔡平侯，景侯子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6公如晉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前529年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棄疾作亂自立，靈王自殺。復陳、蔡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楚平王復陳，立惠公</text:p>
          </table:table-cell>
          <table:table-cell office:value-type="string" calcext:value-type="string">
            <text:p>2楚平王復我，立景侯子廬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鄭定公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前528年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楚平王1平王居，共王子，抱玉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燕共公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前527年</text:p>
          </table:table-cell>
          <table:table-cell office:value-type="string" calcext:value-type="string">
            <text:p>18后太子卒</text:p>
          </table:table-cell>
          <table:table-cell office:value-type="string" calcext:value-type="string">
            <text:p>15日蝕。公如晉，晉留之葬，公恥之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王為太子取秦女，好，自取之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曹平公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前526年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6公卒。六卿彊，公室卑矣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僚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前525年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7五月朔，日蝕。彗星見辰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晉頃公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與吳戰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火，欲禳之，子產曰：「不如修德」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與楚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前524年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火</text:p>
          </table:table-cell>
          <table:table-cell office:value-type="string" calcext:value-type="string">
            <text:p>11火</text:p>
          </table:table-cell>
          <table:table-cell office:value-type="string" calcext:value-type="string">
            <text:p>10火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平公薨</text:p>
          </table:table-cell>
          <table:table-cell office:value-type="string" calcext:value-type="string">
            <text:p>6火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前523年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地震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曹悼公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燕平公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前522年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齊景公與晏子狩，入魯問禮</text:p>
          </table:table-cell>
          <table:table-cell office:value-type="string" calcext:value-type="string">
            <text:p>26獵魯界，因入魯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誅伍奢、尚，太子建奔宋，伍子胥奔吳</text:p>
          </table:table-cell>
          <table:table-cell office:value-type="string" calcext:value-type="string">
            <text:p>10公毋信。詐殺諸公子。楚太子建來奔，見亂，之鄭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平侯薨。靈侯孫東國殺平侯子而自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楚太子建從宋來奔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伍子胥來奔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前521年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公如晉至河，晉謝之，歸。日蝕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蔡侯來奔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蔡悼侯1奔楚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前520年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2日蝕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6周室亂，公平亂，立敬王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前519年</text:p>
          </table:table-cell>
          <table:table-cell office:value-type="string" calcext:value-type="string">
            <text:p>周敬王1</text:p>
          </table:table-cell>
          <table:table-cell office:value-type="string" calcext:value-type="string">
            <text:p>23地震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吳伐敗我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5吳敗我兵，取胡、沈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楚建作亂，殺之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公子光敗楚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前518年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鈽鵒來巢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吳卑梁人爭桑，伐取我鍾離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蔡昭侯1昭侯，悼侯弟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公如晉，請內王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前517年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公欲誅季氏，三桓氏攻公，公出居鄆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杞悼公1</text:p>
          </table:table-cell>
        </table:table-row>
        <table:table-row table:style-name="ro1">
          <table:table-cell office:value-type="string" calcext:value-type="string">
            <text:p>前516年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齊取我鄆以處公</text:p>
          </table:table-cell>
          <table:table-cell office:value-type="string" calcext:value-type="string">
            <text:p>32彗星見。晏子曰：「田氏有德於齊，可畏。」</text:p>
          </table:table-cell>
          <table:table-cell table:number-columns-repeated="2" office:value-type="string" calcext:value-type="string">
            <text:p>10知櫟、趙鞅內王於王城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3欲立子西，子西不肯。秦女子立，為昭王</text:p>
          </table:table-cell>
          <table:table-cell office:value-type="string" calcext:value-type="string">
            <text:p>宋景公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前515年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楚昭王1誅無忌以說眾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公子光使專諸殺僚，自立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前514年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8公如晉，求入，晉不聽，處之乾侯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12六卿誅公族，分其邑。各使其子為大夫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曹聲公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闔閭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前513年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9公自乾侯如鄆。齊侯曰：主君。公恥之，復之乾侯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鄭獻公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前512年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14頃公薨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吳三公子來奔，封以扞吳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三公子奔楚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前511年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1日蝕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晉定公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吳伐我六、潛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伐楚六、潛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前510年</text:p>
          </table:table-cell>
          <table:table-cell office:value-type="string" calcext:value-type="string">
            <text:p>10晉使諸侯為我築城</text:p>
          </table:table-cell>
          <table:table-cell office:value-type="string" calcext:value-type="string">
            <text:p>32公卒乾侯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2率諸侯為周築城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平公弟通殺襄公自立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前509年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魯定公1昭公喪自乾侯至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囊瓦伐吳，敗我豫章。蔡侯來朝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朝楚，以裘故留</text:p>
          </table:table-cell>
          <table:table-cell office:value-type="string" calcext:value-type="string">
            <text:p>曹隱公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楚伐我，迎擊，敗之，取楚之居巢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前508年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前507年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蔡昭侯留三歲，得裘，故歸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2與子常裘，得歸，如晉，請伐楚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前506年</text:p>
          </table:table-cell>
          <table:table-cell office:value-type="string" calcext:value-type="string">
            <text:p>14與晉率諸侯侵楚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6周與我率諸侯侵楚</text:p>
          </table:table-cell>
          <table:table-cell office:value-type="string" calcext:value-type="string">
            <text:p>31楚包胥請救</text:p>
          </table:table-cell>
          <table:table-cell office:value-type="string" calcext:value-type="string">
            <text:p>10吳、蔡伐我，入郢，昭王亡。伍子胥鞭平王墓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與蔡爭長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3與衛爭長。楚侵我，吳與我伐楚，入郢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與蔡伐楚，入郢</text:p>
          </table:table-cell>
          <table:table-cell office:value-type="string" calcext:value-type="string">
            <text:p>12悼公卒，子隱公乞立。遂弒隱公自立</text:p>
          </table:table-cell>
        </table:table-row>
        <table:table-row table:style-name="ro1">
          <table:table-cell office:value-type="string" calcext:value-type="string">
            <text:p>前505年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陽虎執季桓子，與盟，釋之。日蝕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1秦救至，吳去，昭王復入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陳懷公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曹靖公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杞僖公1僖公，隱公弟</text:p>
          </table:table-cell>
        </table:table-row>
        <table:table-row table:style-name="ro1">
          <table:table-cell office:value-type="string" calcext:value-type="string">
            <text:p>前504年</text:p>
          </table:table-cell>
          <table:table-cell office:value-type="string" calcext:value-type="string">
            <text:p>16王子朝之徒作亂故，王奔晉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2吳伐我番，楚恐，徙鄀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魯侵我</text:p>
          </table:table-cell>
          <table:table-cell office:value-type="string" calcext:value-type="string">
            <text:p>燕簡公1</text:p>
          </table:table-cell>
          <table:table-cell office:value-type="string" calcext:value-type="string">
            <text:p>11伐楚，取番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前503年</text:p>
          </table:table-cell>
          <table:table-cell office:value-type="string" calcext:value-type="string">
            <text:p>17劉子迎王，晉入王</text:p>
          </table:table-cell>
          <table:table-cell office:value-type="string" calcext:value-type="string">
            <text:p>7齊伐我</text:p>
          </table:table-cell>
          <table:table-cell office:value-type="string" calcext:value-type="string">
            <text:p>45侵衛。伐魯</text:p>
          </table:table-cell>
          <table:table-cell table:number-columns-repeated="2" office:value-type="string" calcext:value-type="string">
            <text:p>9入周敬王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2齊侵我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前502年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陽虎欲伐三桓，三桓攻陽虎，虎奔陽關</text:p>
          </table:table-cell>
          <table:table-cell office:value-type="string" calcext:value-type="string">
            <text:p>46魯伐我。我伐魯</text:p>
          </table:table-cell>
          <table:table-cell table:number-columns-repeated="2" office:value-type="string" calcext:value-type="string">
            <text:p>10伐衛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4子西為民泣，民亦泣，蔡昭侯恐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3晉、魯侵伐我</text:p>
          </table:table-cell>
          <table:table-cell office:value-type="string" calcext:value-type="string">
            <text:p>4公如吳，吳留之，因死吳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靖公薨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陳懷公來，留之，死於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前501年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9伐陽虎，虎奔齊</text:p>
          </table:table-cell>
          <table:table-cell office:value-type="string" calcext:value-type="string">
            <text:p>47囚陽虎，虎奔晉</text:p>
          </table:table-cell>
          <table:table-cell table:number-columns-repeated="2" office:value-type="string" calcext:value-type="string">
            <text:p>11陽虎來奔</text:p>
          </table:table-cell>
          <table:table-cell office:value-type="string" calcext:value-type="string">
            <text:p>36哀公薨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6陽虎來奔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陳閔公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曹伯陽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前500年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公會齊侯於夾谷。孔子相。齊歸我地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秦惠公1彗星見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鄭聲公1鄭益弱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前499年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2生躁公、懷公、簡公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國人有夢眾君子立社宮，謀亡曹，振鐸請待公孫彊，許之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前498年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2齊來歸女樂，季桓子受之，孔子行</text:p>
          </table:table-cell>
          <table:table-cell office:value-type="string" calcext:value-type="string">
            <text:p>50遺魯女樂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7伐曹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衛伐我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前497年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15趙鞅伐范、中行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8孔子來，祿之如魯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前496年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9太子蒯聵出奔</text:p>
          </table:table-cell>
          <table:table-cell office:value-type="string" calcext:value-type="string">
            <text:p>6孔子來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6公孫彊好射，獻鴈，君使為司城，夢者子行</text:p>
          </table:table-cell>
          <table:table-cell office:value-type="string" calcext:value-type="string">
            <text:p>5子產卒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伐越，敗我，傷闔閭指，以死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前495年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5定公薨。日蝕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滅胡。以吳敗，我背之</text:p>
          </table:table-cell>
          <table:table-cell office:value-type="string" calcext:value-type="string">
            <text:p>22鄭伐我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伐宋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夫差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前494年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魯哀公1</text:p>
          </table:table-cell>
          <table:table-cell office:value-type="string" calcext:value-type="string">
            <text:p>54伐晉</text:p>
          </table:table-cell>
          <table:table-cell table:number-columns-repeated="2" office:value-type="string" calcext:value-type="string">
            <text:p>18趙鞅圍范、中行朝歌。齊、衛伐我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2率諸侯圍蔡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1伐晉</text:p>
          </table:table-cell>
          <table:table-cell office:value-type="string" calcext:value-type="string">
            <text:p>8吳伐我</text:p>
          </table:table-cell>
          <table:table-cell office:value-type="string" calcext:value-type="string">
            <text:p>25楚伐我，以吳怨故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伐越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前493年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5輸范、中行氏粟</text:p>
          </table:table-cell>
          <table:table-cell table:number-columns-repeated="2" office:value-type="string" calcext:value-type="string">
            <text:p>19趙鞅圍范、中行，鄭來救，我敗之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2靈公薨。蒯聵子輒立。晉納太子蒯聵于戚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6畏楚，私召吳人，乞遷于州來，州來近吳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救范、中行氏，與趙鞅戰于鐵，敗我師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前492年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地震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9惠公薨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孔子過宋，桓魋惡之</text:p>
          </table:table-cell>
          <table:table-cell office:value-type="string" calcext:value-type="string">
            <text:p>衛出公1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0宋伐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燕孝公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前491年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7乞救范氏</text:p>
          </table:table-cell>
          <table:table-cell table:number-columns-repeated="2" office:value-type="string" calcext:value-type="string">
            <text:p>21趙鞅拔邯鄲、柏人，有之</text:p>
          </table:table-cell>
          <table:table-cell office:value-type="string" calcext:value-type="string">
            <text:p>秦悼公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8大夫共誅昭侯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前490年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8景公薨。立嬖姬子為太子</text:p>
          </table:table-cell>
          <table:table-cell table:number-columns-repeated="2" office:value-type="string" calcext:value-type="string">
            <text:p>22趙鞅敗范中行，中行奔齊。伐衛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晉伐我，救范氏故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蔡成侯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前489年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齊晏孺子1田乞詐立陽生，殺孺子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救陳，王死城父</text:p>
          </table:table-cell>
          <table:table-cell office:value-type="string" calcext:value-type="string">
            <text:p>28伐曹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吳伐我，楚來救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宋伐我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伐陳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前488年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公會吳王于繒。吳徵百牢，季康子使子貢謝之</text:p>
          </table:table-cell>
          <table:table-cell office:value-type="string" calcext:value-type="string">
            <text:p>齊悼公1</text:p>
          </table:table-cell>
          <table:table-cell table:number-columns-repeated="2" office:value-type="string" calcext:value-type="string">
            <text:p>24侵衛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楚惠王1</text:p>
          </table:table-cell>
          <table:table-cell office:value-type="string" calcext:value-type="string">
            <text:p>29侵鄭，圍曹</text:p>
          </table:table-cell>
          <table:table-cell office:value-type="string" calcext:value-type="string">
            <text:p>5晉侵我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宋圍我，鄭救我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魯會我繒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前487年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吳為邾伐我，至城下，盟而去。齊取我三邑</text:p>
          </table:table-cell>
          <table:table-cell office:value-type="string" calcext:value-type="string">
            <text:p>2伐魯，取三邑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子西召建子勝於吳，為白公</text:p>
          </table:table-cell>
          <table:table-cell office:value-type="string" calcext:value-type="string">
            <text:p>30曹背我，我滅之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宋滅曹，虜其君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伐魯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前486年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伐陳，陳與吳故</text:p>
          </table:table-cell>
          <table:table-cell office:value-type="string" calcext:value-type="string">
            <text:p>31鄭圍我，敗之于雍丘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背楚，與吳成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5圍宋，敗我師雍丘，伐我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杞閔公1</text:p>
          </table:table-cell>
        </table:table-row>
        <table:table-row table:style-name="ro1">
          <table:table-cell office:value-type="string" calcext:value-type="string">
            <text:p>前485年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與吳伐齊</text:p>
          </table:table-cell>
          <table:table-cell office:value-type="string" calcext:value-type="string">
            <text:p>4吳、魯伐我。鮑子殺悼公，齊人立其子壬為簡公</text:p>
          </table:table-cell>
          <table:table-cell table:number-columns-repeated="2" office:value-type="string" calcext:value-type="string">
            <text:p>27使趙鞅伐齊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伐陳</text:p>
          </table:table-cell>
          <table:table-cell office:value-type="string" calcext:value-type="string">
            <text:p>32伐鄭</text:p>
          </table:table-cell>
          <table:table-cell office:value-type="string" calcext:value-type="string">
            <text:p>8孔子自陳來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與魯伐齊救陳 誅伍子胥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前484年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齊伐我。冉有言，故迎孔子，孔子歸</text:p>
          </table:table-cell>
          <table:table-cell office:value-type="string" calcext:value-type="string">
            <text:p>齊簡公1魯與吳敗我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9孔子歸魯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與魯敗齊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前483年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2與吳會橐皋。用田賦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白公勝數請子西伐鄭，以父怨故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公如晉，與吳會橐皋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8宋伐我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與魯會橐皋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前482年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3與吳會黃池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30與吳會黃池，爭長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伐陳</text:p>
          </table:table-cell>
          <table:table-cell office:value-type="string" calcext:value-type="string">
            <text:p>35鄭敗我師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9敗宋師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4與晉會黃池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前481年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4西狩獲麟。衛出公來奔</text:p>
          </table:table-cell>
          <table:table-cell office:value-type="string" calcext:value-type="string">
            <text:p>4田恆殺監止、簡公，立其弟驁，為平公，恆相之，專國權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2父蒯聵入，輒出亡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前480年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子服景伯使齊，子貢為介，齊歸我侵地</text:p>
          </table:table-cell>
          <table:table-cell office:value-type="string" calcext:value-type="string">
            <text:p>齊平公1平公，景公孫也。齊自是稱田氏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7熒惑守心，子韋曰：「善。」</text:p>
          </table:table-cell>
          <table:table-cell office:value-type="string" calcext:value-type="string">
            <text:p>衛莊公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前479年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孔子卒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白公勝殺令尹子西，攻惠王。葉公攻白公，白公自殺。惠王復國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前478年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莊公辱戎州人，戎州人與趙簡子攻莊公，出奔</text:p>
          </table:table-cell>
          <table:table-cell office:value-type="string" calcext:value-type="string">
            <text:p>24楚滅陳，殺閔公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8越敗我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前477年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15悼公卒，子厲共公立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衛君起1石傅逐起出，輒復入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前476年</text:p>
          </table:table-cell>
          <table:table-cell office:value-type="string" calcext:value-type="string">
            <text:p>44敬王崩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秦厲共公1</text:p>
          </table:table-cell>
          <table:table-cell office:value-type="string" calcext:value-type="string">
            <text:p>13吳伐我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衛出公後1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伐楚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前475年</text:p>
          </table:table-cell>
          <table:table-cell office:value-type="string" calcext:value-type="string">
            <text:p>周元王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37定公卒</text:p>
          </table:table-cell>
          <table:table-cell office:value-type="string" calcext:value-type="string">
            <text:p>2蜀人來賂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1越圍我，我怨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前474年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越人始來</text:p>
          </table:table-cell>
          <table:table-cell table:number-columns-repeated="2" office:value-type="string" calcext:value-type="string">
            <text:p>晉出公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前473年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晉知伯瑤來伐我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3越滅吳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前472年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5楚人來賂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景侯卒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前471年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6義渠來賂。綿諸乞援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蔡聲侯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6閔公弟閼路弒閔公自立</text:p>
          </table:table-cell>
        </table:table-row>
        <table:table-row table:style-name="ro1">
          <table:table-cell office:value-type="string" calcext:value-type="string">
            <text:p>前470年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7彗星見</text:p>
          </table:table-cell>
          <table:table-cell office:value-type="string" calcext:value-type="string">
            <text:p>19王子英奔秦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7衛出公飲，大夫不解襪，公怒，即攻公，公奔宋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杞哀公1</text:p>
          </table:table-cell>
        </table:table-row>
        <table:table-row table:style-name="ro1">
          <table:table-cell office:value-type="string" calcext:value-type="string">
            <text:p>前469年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8景公無子，立公子得為太子。景公薨，大尹立啟。得攻伐大尹及啟而立</text:p>
          </table:table-cell>
          <table:table-cell office:value-type="string" calcext:value-type="string">
            <text:p>衛悼公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前468年</text:p>
          </table:table-cell>
          <table:table-cell office:value-type="string" calcext:value-type="string">
            <text:p>周貞定王1</text:p>
          </table:table-cell>
          <table:table-cell office:value-type="string" calcext:value-type="string">
            <text:p>27哀公欲借越，除三桓。三桓逐公。公薨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宋昭公1昭公，文公三世孫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17T18:52:52.036483866</dc:date>
    <meta:editing-duration>PT1H17M36S</meta:editing-duration>
    <meta:editing-cycles>1</meta:editing-cycles>
    <meta:document-statistic meta:table-count="1" meta:cell-count="4929" meta:object-count="0"/>
    <meta:generator>LibreOffice/6.1.5.2$Linux_X86_64 LibreOffice_project/10$Build-2</meta:generator>
  </office:meta>
</office:document-meta>
</file>